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4.3" calcext:value-type="float">
            <text:p>4,3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5" calcext:value-type="float">
            <text:p>1,5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1" calcext:value-type="float">
            <text:p>1,0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" calcext:value-type="float">
            <text:p>0,0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3" calcext:value-type="float">
            <text:p>2,3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6" calcext:value-type="float">
            <text:p>0,6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6" calcext:value-type="float">
            <text:p>0,6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5" calcext:value-type="float">
            <text:p>0,5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8" calcext:value-type="float">
            <text:p>0,8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.7" calcext:value-type="float">
            <text:p>0,7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5.8" calcext:value-type="float">
            <text:p>5,8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47:58.055313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0:00.401581208</dc:date>
    <meta:editing-duration>PT46M44S</meta:editing-duration>
    <meta:editing-cycles>7</meta:editing-cycles>
    <meta:generator>LibreOffice/5.1.6.2$Linux_X86_64 LibreOffice_project/10m0$Build-2</meta:generator>
    <meta:document-statistic meta:table-count="1" meta:cell-count="394" meta:object-count="0"/>
  </office:meta>
</office:document-meta>
</file>